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H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3.700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SELL&quot;)" table:style-name="transparent_default"/>
          <table:table-cell table:formula="=HYPERLINK(&quot;#B1 Tax.a24:z24&quot;; 2.20000000000)" table:style-name="transparent_crypto"/>
          <table:table-cell table:formula="=HYPERLINK(&quot;#B1 Tax.a24:z24&quot;; 40.000000000000000000)" table:style-name="transparent_fiat"/>
          <table:table-cell table:formula="=HYPERLINK(&quot;#B1 Tax.a24:z24&quot;; 36.30000000000000000)" table:style-name="transparent_fiat"/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-0.70000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FEE&quot;)" table:style-name="transparent_default"/>
          <table:table-cell table:formula="=HYPERLINK(&quot;#B1 Tax.a24:z24&quot;; 0.50000000000)" table:style-name="transparent_crypto"/>
          <table:table-cell table:formula="=HYPERLINK(&quot;#B1 Tax.a24:z24&quot;; 7.00000000000000000000)" table:style-name="transparent_fiat"/>
          <table:table-cell table:formula="=HYPERLINK(&quot;#B1 Tax.a24:z24&quot;; 7.700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0E-15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5.00000000000)" table:style-name="transparent_crypto"/>
          <table:table-cell table:formula="=HYPERLINK(&quot;#B2 Tax.a23:z23&quot;; 150000.000000000000000)" table:style-name="transparent_fiat"/>
          <table:table-cell table:formula="=HYPERLINK(&quot;#B2 Tax.a23:z23&quot;; 150000.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65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float" table:style-name="transparent_fiat"/>
          <table:table-cell office:value="4.0" office:value-type="float" table:style-name="transparent_crypto"/>
          <table:table-cell office:value="5.0" office:value-type="float" table:style-name="transparent_crypto"/>
          <table:table-cell office:value="6.0" office:value-type="float" table:style-name="transparent_fiat"/>
          <table:table-cell office:value="60.0" office:value-type="float" table:style-name="transparent_fiat"/>
          <table:table-cell office:value="6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float" table:style-name="taxable_event_fiat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fiat"/>
          <table:table-cell office:value="1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1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09:1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float" table:style-name="taxable_event_fiat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fiat"/>
          <table:table-cell office:value="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1 of the in-transaction that occurred on 2020-02-01 09:10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0" office:value-type="float" table:style-name="taxable_event_crypto"/>
          <table:table-cell office:value="0.2" office:value-type="float" table:style-name="taxable_event_crypto"/>
          <table:table-cell office:value="2.0" office:value-type="float" table:style-name="taxable_event_crypto"/>
          <table:table-cell office:value="0.7" office:value-type="float" table:style-name="taxable_event_crypto"/>
          <table:table-cell office:value="40.0" office:value-type="float" table:style-name="highlighted_fiat"/>
          <table:table-cell office:value="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3.7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2" office:value-type="float" table:style-name="transparent_crypto"/>
          <table:table-cell office:value="40.0" office:value-type="float" table:style-name="taxable_event_fiat"/>
          <table:table-cell office:value="36.3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-0.7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float" table:style-name="taxable_event_fiat"/>
          <table:table-cell office:value="7.7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2.7" office:value-type="float" table:style-name="transparent_crypto"/>
          <table:table-cell office:value="0.0" office:value-type="float" table:style-name="transparent_crypto"/>
          <table:table-cell office:value="2.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.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0.1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:z11&quot;; &quot;2020-01-01 08:41:00+00:00&quot;)" table:style-name="taxable_event_default"/>
          <table:table-cell table:formula="=HYPERLINK(&quot;#B1 In-Out.a11:z11&quot;; &quot;OUT / FEE&quot;)" table:style-name="taxable_event_default"/>
          <table:table-cell table:formula="=HYPERLINK(&quot;#B1 In-Out.a11:z11&quot;; 1)" table:style-name="taxable_event_percent"/>
          <table:table-cell table:formula="=HYPERLINK(&quot;#B1 In-Out.a11:z11&quot;; 1.00000000000000000000)" table:style-name="highlighted_fiat"/>
          <table:table-cell table:formula="=HYPERLINK(&quot;#B1 In-Out.a11:z11&quot;; 10.00000000000)" table:style-name="taxable_event_fiat"/>
          <table:table-cell table:formula="=HYPERLINK(&quot;#B1 In-Out.a11:z11&quot;; &quot;&quot;)" table:style-name="taxable_event_fiat"/>
          <table:table-cell table:formula="=HYPERLINK(&quot;#B1 In-Out.a11:z11&quot;; &quot;1/1: 0.10000000 of 0.1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1)" table:style-name="acquired_lot_percent"/>
          <table:table-cell table:formula="=HYPERLINK(&quot;#B1 In-Out.a4:z4&quot;; 1.1000000000000000000)" table:style-name="acquired_lot_fiat"/>
          <table:table-cell table:formula="=HYPERLINK(&quot;#B1 In-Out.a4:z4&quot;; 0.10000000000000000000000)" table:style-name="acquired_lot_fiat"/>
          <table:table-cell table:formula="=HYPERLINK(&quot;#B1 In-Out.a4:z4&quot;; 1.1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0.5" office:value-type="float" table:style-name="transparent_crypto"/>
          <table:table-cell office:value="-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:z12&quot;; &quot;2020-02-01 09:10:00+00:00&quot;)" table:style-name="taxable_event_alt_default"/>
          <table:table-cell table:formula="=HYPERLINK(&quot;#B1 In-Out.a12:z12&quot;; &quot;OUT / FEE&quot;)" table:style-name="taxable_event_alt_default"/>
          <table:table-cell table:formula="=HYPERLINK(&quot;#B1 In-Out.a12:z12&quot;; 1)" table:style-name="taxable_event_alt_percent"/>
          <table:table-cell table:formula="=HYPERLINK(&quot;#B1 In-Out.a12:z12&quot;; 6.0000000000000000000)" table:style-name="highlighted_fiat"/>
          <table:table-cell table:formula="=HYPERLINK(&quot;#B1 In-Out.a12:z12&quot;; 15.00000000000)" table:style-name="taxable_event_alt_fiat"/>
          <table:table-cell table:formula="=HYPERLINK(&quot;#B1 In-Out.a12:z12&quot;; &quot;&quot;)" table:style-name="taxable_event_alt_fiat"/>
          <table:table-cell table:formula="=HYPERLINK(&quot;#B1 In-Out.a12:z12&quot;; &quot;1/1: 0.40000000 of 0.40000000 B1&quot;)" table:style-name="taxable_event_note_default"/>
          <table:table-cell table:formula="=HYPERLINK(&quot;#B1 In-Out.a5:z5&quot;; &quot;2020-02-01 09:10:00+00:00&quot;)" table:style-name="acquired_lot_alt_default"/>
          <table:table-cell table:formula="=HYPERLINK(&quot;#B1 In-Out.a5:z5&quot;; 0.1)" table:style-name="acquired_lot_alt_percent"/>
          <table:table-cell table:formula="=HYPERLINK(&quot;#B1 In-Out.a5:z5&quot;; 6.600000000000000000)" table:style-name="acquired_lot_alt_fiat"/>
          <table:table-cell table:formula="=HYPERLINK(&quot;#B1 In-Out.a5:z5&quot;; 0.60000000000000000000000)" table:style-name="acquired_lot_alt_fiat"/>
          <table:table-cell table:formula="=HYPERLINK(&quot;#B1 In-Out.a5:z5&quot;; 6.600000000000000000)" table:style-name="highlighted_fiat"/>
          <table:table-cell table:formula="=HYPERLINK(&quot;#B1 In-Out.a5:z5&quot;; 15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1/2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2" office:value-type="float" table:style-name="transparent_crypto"/>
          <table:table-cell office:value-type="string" table:style-name="transparent_default">
            <text:p>B1</text:p>
          </table:table-cell>
          <table:table-cell office:value="2.7" office:value-type="float" table:style-name="transparent_crypto"/>
          <table:table-cell office:value="3.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20-03-11 17:50:00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1)" table:style-name="taxable_event_percent"/>
          <table:table-cell table:formula="=HYPERLINK(&quot;#B1 In-Out.a13:z13&quot;; 40.000000000000000000)" table:style-name="highlighted_fiat"/>
          <table:table-cell table:formula="=HYPERLINK(&quot;#B1 In-Out.a13:z13&quot;; 20.0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1/1: 2.20000000 of 2.20000000 B1&quot;)" table:style-name="taxable_event_note_default"/>
          <table:table-cell table:formula="=HYPERLINK(&quot;#B1 In-Out.a5:z5&quot;; &quot;2020-02-01 09:10:00+00:00&quot;)" table:style-name="acquired_lot_alt_default"/>
          <table:table-cell table:formula="=HYPERLINK(&quot;#B1 In-Out.a5:z5&quot;; 0.55)" table:style-name="acquired_lot_alt_percent"/>
          <table:table-cell table:formula="=HYPERLINK(&quot;#B1 In-Out.a5:z5&quot;; 36.30000000000000000)" table:style-name="acquired_lot_alt_fiat"/>
          <table:table-cell table:formula="=HYPERLINK(&quot;#B1 In-Out.a5:z5&quot;; 3.300000000000000000000000)" table:style-name="acquired_lot_alt_fiat"/>
          <table:table-cell table:formula="=HYPERLINK(&quot;#B1 In-Out.a5:z5&quot;; 36.30000000000000000)" table:style-name="highlighted_fiat"/>
          <table:table-cell table:formula="=HYPERLINK(&quot;#B1 In-Out.a5:z5&quot;; 15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2/2: 2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10000.0" office:value-type="float" table:style-name="transparent_fiat"/>
          <table:table-cell office:value="1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3.0" office:value-type="float" table:style-name="transparent_crypto"/>
          <table:table-cell office:value="4.0" office:value-type="float" table:style-name="transparent_crypto"/>
          <table:table-cell office:value="0.0" office:value-type="float" table:style-name="transparent_fiat"/>
          <table:table-cell office:value="30000.0" office:value-type="float" table:style-name="transparent_fiat"/>
          <table:table-cell office:value="3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5.0" office:value-type="float" table:style-name="transparent_crypto"/>
          <table:table-cell office:value="9.0" office:value-type="float" table:style-name="transparent_crypto"/>
          <table:table-cell office:value="0.0" office:value-type="float" table:style-name="transparent_fiat"/>
          <table:table-cell office:value="50000.0" office:value-type="float" table:style-name="transparent_fiat"/>
          <table:table-cell office:value="5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4.0" office:value-type="float" table:style-name="transparent_crypto"/>
          <table:table-cell office:value="13.0" office:value-type="float" table:style-name="transparent_crypto"/>
          <table:table-cell office:value="0.0" office:value-type="float" table:style-name="transparent_fiat"/>
          <table:table-cell office:value="40000.0" office:value-type="float" table:style-name="transparent_fiat"/>
          <table:table-cell office:value="4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2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fiat"/>
          <table:table-cell office:value="20000.0" office:value-type="float" table:style-name="transparent_fiat"/>
          <table:table-cell office:value="2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2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3.0" office:value-type="float" table:style-name="taxable_event_crypto"/>
          <table:table-cell office:value="0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crypto"/>
          <table:table-cell office:value="3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4.0" office:value-type="float" table:style-name="taxable_event_crypto"/>
          <table:table-cell office:value="0.0" office:value-type="float" table:style-name="taxable_event_crypto"/>
          <table:table-cell office:value="10.0" office:value-type="float" table:style-name="taxable_event_crypto"/>
          <table:table-cell office:value="0.0" office:value-type="float" table:style-name="taxable_event_crypto"/>
          <table:table-cell office:value="4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15.0" office:value-type="float" table:style-name="taxable_event_crypto"/>
          <table:table-cell office:value="0.0" office:value-type="float" table:style-name="taxable_event_crypto"/>
          <table:table-cell office:value="5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5.0" office:value-type="float" table:style-name="transparent_crypto"/>
          <table:table-cell office:value="150000.0" office:value-type="float" table:style-name="taxable_event_fiat"/>
          <table:table-cell office:value="150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4-01 09:4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10000.000000000000000)" table:style-name="highlighted_fiat"/>
          <table:table-cell table:formula="=HYPERLINK(&quot;#B2 In-Out.a14:z14&quot;; 100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1.00000000 of 1.00000000 B2&quot;)" table:style-name="taxable_event_note_default"/>
          <table:table-cell table:formula="=HYPERLINK(&quot;#B2 In-Out.a4:z4&quot;; &quot;2020-04-01 09:45:00+00:00&quot;)" table:style-name="acquired_lot_default"/>
          <table:table-cell table:formula="=HYPERLINK(&quot;#B2 In-Out.a4:z4&quot;; 1)" table:style-name="acquired_lot_percent"/>
          <table:table-cell table:formula="=HYPERLINK(&quot;#B2 In-Out.a4:z4&quot;; 10000.000000000000000)" table:style-name="acquired_lot_fiat"/>
          <table:table-cell table:formula="=HYPERLINK(&quot;#B2 In-Out.a4:z4&quot;; 0)" table:style-name="acquired_lot_fiat"/>
          <table:table-cell table:formula="=HYPERLINK(&quot;#B2 In-Out.a4:z4&quot;; 10000.000000000000000)" table:style-name="highlighted_fiat"/>
          <table:table-cell table:formula="=HYPERLINK(&quot;#B2 In-Out.a4:z4&quot;; 10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1: 1.0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4-01 09:45:00+00:00&quot;)" table:style-name="taxable_event_alt_default"/>
          <table:table-cell table:formula="=HYPERLINK(&quot;#B2 In-Out.a15:z15&quot;; &quot;OUT / SELL&quot;)" table:style-name="taxable_event_alt_default"/>
          <table:table-cell table:formula="=HYPERLINK(&quot;#B2 In-Out.a15:z15&quot;; 1)" table:style-name="taxable_event_alt_percent"/>
          <table:table-cell table:formula="=HYPERLINK(&quot;#B2 In-Out.a15:z15&quot;; 20000.000000000000000)" table:style-name="highlighted_fiat"/>
          <table:table-cell table:formula="=HYPERLINK(&quot;#B2 In-Out.a15:z15&quot;; 10000.00000000000)" table:style-name="taxable_event_alt_fiat"/>
          <table:table-cell table:formula="=HYPERLINK(&quot;#B2 In-Out.a15:z15&quot;; &quot;&quot;)" table:style-name="taxable_event_alt_fiat"/>
          <table:table-cell table:formula="=HYPERLINK(&quot;#B2 In-Out.a15:z15&quot;; &quot;1/1: 2.00000000 of 2.00000000 B2&quot;)" table:style-name="taxable_event_note_default"/>
          <table:table-cell table:formula="=HYPERLINK(&quot;#B2 In-Out.a5:z5&quot;; &quot;2020-04-01 09:45:00+00:00&quot;)" table:style-name="acquired_lot_alt_default"/>
          <table:table-cell table:formula="=HYPERLINK(&quot;#B2 In-Out.a5:z5&quot;; 0.6666666666666666666666666666667)" table:style-name="acquired_lot_alt_percent"/>
          <table:table-cell table:formula="=HYPERLINK(&quot;#B2 In-Out.a5:z5&quot;; 20000.000000000000000)" table:style-name="acquired_lot_alt_fiat"/>
          <table:table-cell table:formula="=HYPERLINK(&quot;#B2 In-Out.a5:z5&quot;; 0E-31)" table:style-name="acquired_lot_alt_fiat"/>
          <table:table-cell table:formula="=HYPERLINK(&quot;#B2 In-Out.a5:z5&quot;; 20000.000000000000000)" table:style-name="highlighted_fiat"/>
          <table:table-cell table:formula="=HYPERLINK(&quot;#B2 In-Out.a5:z5&quot;; 10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2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4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01 09:45:00+00:00&quot;)" table:style-name="taxable_event_default"/>
          <table:table-cell table:formula="=HYPERLINK(&quot;#B2 In-Out.a16:z16&quot;; &quot;OUT / SELL&quot;)" table:style-name="taxable_event_default"/>
          <table:table-cell table:formula="=HYPERLINK(&quot;#B2 In-Out.a16:z16&quot;; 0.3333333333333333333333333333333)" table:style-name="taxable_event_percent"/>
          <table:table-cell table:formula="=HYPERLINK(&quot;#B2 In-Out.a16:z16&quot;; 10000.000000000000000)" table:style-name="highlighted_fiat"/>
          <table:table-cell table:formula="=HYPERLINK(&quot;#B2 In-Out.a16:z16&quot;; 100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1/2: 1.00000000 of 3.00000000 B2&quot;)" table:style-name="taxable_event_note_default"/>
          <table:table-cell table:formula="=HYPERLINK(&quot;#B2 In-Out.a5:z5&quot;; &quot;2020-04-01 09:45:00+00:00&quot;)" table:style-name="acquired_lot_alt_default"/>
          <table:table-cell table:formula="=HYPERLINK(&quot;#B2 In-Out.a5:z5&quot;; 0.3333333333333333333333333333333)" table:style-name="acquired_lot_alt_percent"/>
          <table:table-cell table:formula="=HYPERLINK(&quot;#B2 In-Out.a5:z5&quot;; 10000.000000000000000)" table:style-name="acquired_lot_alt_fiat"/>
          <table:table-cell table:formula="=HYPERLINK(&quot;#B2 In-Out.a5:z5&quot;; 0E-31)" table:style-name="acquired_lot_alt_fiat"/>
          <table:table-cell table:formula="=HYPERLINK(&quot;#B2 In-Out.a5:z5&quot;; 10000.000000000000000)" table:style-name="highlighted_fiat"/>
          <table:table-cell table:formula="=HYPERLINK(&quot;#B2 In-Out.a5:z5&quot;; 10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2/2: 1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6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01 09:45:00+00:00&quot;)" table:style-name="taxable_event_default"/>
          <table:table-cell table:formula="=HYPERLINK(&quot;#B2 In-Out.a16:z16&quot;; &quot;OUT / SELL&quot;)" table:style-name="taxable_event_default"/>
          <table:table-cell table:formula="=HYPERLINK(&quot;#B2 In-Out.a16:z16&quot;; 0.6666666666666666666666666666667)" table:style-name="taxable_event_percent"/>
          <table:table-cell table:formula="=HYPERLINK(&quot;#B2 In-Out.a16:z16&quot;; 20000.000000000000000)" table:style-name="highlighted_fiat"/>
          <table:table-cell table:formula="=HYPERLINK(&quot;#B2 In-Out.a16:z16&quot;; 100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2: 2.00000000 of 3.00000000 B2&quot;)" table:style-name="taxable_event_note_default"/>
          <table:table-cell table:formula="=HYPERLINK(&quot;#B2 In-Out.a6:z6&quot;; &quot;2020-04-01 09:45:00+00:00&quot;)" table:style-name="acquired_lot_default"/>
          <table:table-cell table:formula="=HYPERLINK(&quot;#B2 In-Out.a6:z6&quot;; 0.4)" table:style-name="acquired_lot_percent"/>
          <table:table-cell table:formula="=HYPERLINK(&quot;#B2 In-Out.a6:z6&quot;; 20000.00000000000000)" table:style-name="acquired_lot_fiat"/>
          <table:table-cell table:formula="=HYPERLINK(&quot;#B2 In-Out.a6:z6&quot;; 0.0)" table:style-name="acquired_lot_fiat"/>
          <table:table-cell table:formula="=HYPERLINK(&quot;#B2 In-Out.a6:z6&quot;; 20000.00000000000000)" table:style-name="highlighted_fiat"/>
          <table:table-cell table:formula="=HYPERLINK(&quot;#B2 In-Out.a6:z6&quot;; 10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2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9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01 09:45:00+00:00&quot;)" table:style-name="taxable_event_alt_default"/>
          <table:table-cell table:formula="=HYPERLINK(&quot;#B2 In-Out.a17:z17&quot;; &quot;OUT / SELL&quot;)" table:style-name="taxable_event_alt_default"/>
          <table:table-cell table:formula="=HYPERLINK(&quot;#B2 In-Out.a17:z17&quot;; 0.75)" table:style-name="taxable_event_alt_percent"/>
          <table:table-cell table:formula="=HYPERLINK(&quot;#B2 In-Out.a17:z17&quot;; 30000.00000000000000)" table:style-name="highlighted_fiat"/>
          <table:table-cell table:formula="=HYPERLINK(&quot;#B2 In-Out.a17:z17&quot;; 100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2: 3.00000000 of 4.00000000 B2&quot;)" table:style-name="taxable_event_note_default"/>
          <table:table-cell table:formula="=HYPERLINK(&quot;#B2 In-Out.a6:z6&quot;; &quot;2020-04-01 09:45:00+00:00&quot;)" table:style-name="acquired_lot_default"/>
          <table:table-cell table:formula="=HYPERLINK(&quot;#B2 In-Out.a6:z6&quot;; 0.6)" table:style-name="acquired_lot_percent"/>
          <table:table-cell table:formula="=HYPERLINK(&quot;#B2 In-Out.a6:z6&quot;; 30000.00000000000000)" table:style-name="acquired_lot_fiat"/>
          <table:table-cell table:formula="=HYPERLINK(&quot;#B2 In-Out.a6:z6&quot;; 0.0)" table:style-name="acquired_lot_fiat"/>
          <table:table-cell table:formula="=HYPERLINK(&quot;#B2 In-Out.a6:z6&quot;; 30000.00000000000000)" table:style-name="highlighted_fiat"/>
          <table:table-cell table:formula="=HYPERLINK(&quot;#B2 In-Out.a6:z6&quot;; 10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2/2: 3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01 09:45:00+00:00&quot;)" table:style-name="taxable_event_alt_default"/>
          <table:table-cell table:formula="=HYPERLINK(&quot;#B2 In-Out.a17:z17&quot;; &quot;OUT / SELL&quot;)" table:style-name="taxable_event_alt_default"/>
          <table:table-cell table:formula="=HYPERLINK(&quot;#B2 In-Out.a17:z17&quot;; 0.25)" table:style-name="taxable_event_alt_percent"/>
          <table:table-cell table:formula="=HYPERLINK(&quot;#B2 In-Out.a17:z17&quot;; 10000.000000000000000)" table:style-name="highlighted_fiat"/>
          <table:table-cell table:formula="=HYPERLINK(&quot;#B2 In-Out.a17:z17&quot;; 100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2/2: 1.00000000 of 4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25)" table:style-name="acquired_lot_alt_percent"/>
          <table:table-cell table:formula="=HYPERLINK(&quot;#B2 In-Out.a7:z7&quot;; 10000.000000000000000)" table:style-name="acquired_lot_alt_fiat"/>
          <table:table-cell table:formula="=HYPERLINK(&quot;#B2 In-Out.a7:z7&quot;; 0.00)" table:style-name="acquired_lot_alt_fiat"/>
          <table:table-cell table:formula="=HYPERLINK(&quot;#B2 In-Out.a7:z7&quot;; 10000.000000000000000)" table:style-name="highlighted_fiat"/>
          <table:table-cell table:formula="=HYPERLINK(&quot;#B2 In-Out.a7:z7&quot;; 10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2: 1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6)" table:style-name="taxable_event_percent"/>
          <table:table-cell table:formula="=HYPERLINK(&quot;#B2 In-Out.a18:z18&quot;; 30000.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1/2: 3.00000000 of 5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75)" table:style-name="acquired_lot_alt_percent"/>
          <table:table-cell table:formula="=HYPERLINK(&quot;#B2 In-Out.a7:z7&quot;; 30000.00000000000000)" table:style-name="acquired_lot_alt_fiat"/>
          <table:table-cell table:formula="=HYPERLINK(&quot;#B2 In-Out.a7:z7&quot;; 0.00)" table:style-name="acquired_lot_alt_fiat"/>
          <table:table-cell table:formula="=HYPERLINK(&quot;#B2 In-Out.a7:z7&quot;; 30000.00000000000000)" table:style-name="highlighted_fiat"/>
          <table:table-cell table:formula="=HYPERLINK(&quot;#B2 In-Out.a7:z7&quot;; 10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2: 3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4)" table:style-name="taxable_event_percent"/>
          <table:table-cell table:formula="=HYPERLINK(&quot;#B2 In-Out.a18:z18&quot;; 20000.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2: 2.00000000 of 5.00000000 B2&quot;)" table:style-name="taxable_event_note_default"/>
          <table:table-cell table:formula="=HYPERLINK(&quot;#B2 In-Out.a8:z8&quot;; &quot;2020-04-01 09:45:00+00:00&quot;)" table:style-name="acquired_lot_default"/>
          <table:table-cell table:formula="=HYPERLINK(&quot;#B2 In-Out.a8:z8&quot;; 1)" table:style-name="acquired_lot_percent"/>
          <table:table-cell table:formula="=HYPERLINK(&quot;#B2 In-Out.a8:z8&quot;; 20000.000000000000000)" table:style-name="acquired_lot_fiat"/>
          <table:table-cell table:formula="=HYPERLINK(&quot;#B2 In-Out.a8:z8&quot;; 0)" table:style-name="acquired_lot_fiat"/>
          <table:table-cell table:formula="=HYPERLINK(&quot;#B2 In-Out.a8:z8&quot;; 20000.000000000000000)" table:style-name="highlighted_fiat"/>
          <table:table-cell table:formula="=HYPERLINK(&quot;#B2 In-Out.a8:z8&quot;; 10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2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100.0" office:value-type="float" table:style-name="transparent_fiat"/>
          <table:table-cell office:value="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100.0" office:value-type="float" table:style-name="transparent_fiat"/>
          <table:table-cell office:value="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49.613273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